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1Intro<text:tab/>2</text:p>
          <text:p text:style-name="P6">2Image prepare<text:tab/>2</text:p>
          <text:p text:style-name="P4">2.1Parting<text:tab/>2</text:p>
          <text:p text:style-name="P4">2.2Extending config.txt<text:tab/>2</text:p>
          <text:p text:style-name="P6">3Creating<text:tab/>2</text:p>
          <text:p text:style-name="P6">4First Install and Update<text:tab/>3</text:p>
          <text:p text:style-name="P6">5Prep 4 X<text:tab/>4</text:p>
          <text:p text:style-name="P6">6Add JRE<text:tab/>4</text:p>
          <text:p text:style-name="P6">7Links<text:tab/>5</text:p>
          <text:p text:style-name="P4">7.1alarm<text:tab/>5</text:p>
          <text:p text:style-name="P4">7.2Hints<text:tab/>5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5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config_hdmi_boost=7<text:line-break/>hdmi_group=2<text:line-break/>hdmi_mode=1<text:line-break/><text:soft-pag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<text:soft-page-break/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Prep 4 X</text:h>
      <text:p text:style-name="Text_20_body"/>
      <text:p text:style-name="Text_20_body"/>
      <text:h text:style-name="Heading_20_1" text:outline-level="1">Add JRE</text:h>
      <text:p text:style-name="Text_20_body"/>
      <text:p text:style-name="Text_20_body"/>
      <text:p text:style-name="Text_20_body"/>
      <text:h text:style-name="P5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10T08:23:58.41</dc:date>
    <meta:editing-duration>PT12H21M8S</meta:editing-duration>
    <meta:editing-cycles>33</meta:editing-cycles>
    <meta:generator>OpenOffice/4.1.5$Win32 OpenOffice.org_project/415m1$Build-9789</meta:generator>
    <meta:document-statistic meta:table-count="0" meta:image-count="0" meta:object-count="0" meta:page-count="5" meta:paragraph-count="100" meta:word-count="459" meta:character-count="2771"/>
  </office:meta>
</office:document-meta>
</file>